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098in"/>
    </style:style>
    <style:style style:name="co3" style:family="table-column">
      <style:table-column-properties fo:break-before="auto" style:column-width="2.0016in"/>
    </style:style>
    <style:style style:name="co4" style:family="table-column">
      <style:table-column-properties fo:break-before="auto" style:column-width="1.2693in"/>
    </style:style>
    <style:style style:name="co6" style:family="table-column">
      <style:table-column-properties fo:break-before="auto" style:column-width="1.6354in"/>
    </style:style>
    <style:style style:name="co7" style:family="table-column">
      <style:table-column-properties fo:break-before="auto" style:column-width="0.8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28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row table:style-name="ro3">
          <table:table-cell office:value-type="string">
            <text:p>Assy Ord.</text:p>
          </table:table-cell>
          <table:table-cell office:value-type="string">
            <text:p>Part</text:p>
          </table:table-cell>
          <table:table-cell office:value-type="string">
            <text:p>Desc.</text:p>
          </table:table-cell>
          <table:table-cell office:value-type="string">
            <text:p>Part #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L1</text:p>
          </table:table-cell>
          <table:table-cell office:value-type="string">
            <text:p>Ferrite</text:p>
          </table:table-cell>
          <table:table-cell office:value-type="string">
            <text:p>490-1041-1-ND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R1</text:p>
          </table:table-cell>
          <table:table-cell office:value-type="string">
            <text:p>3.4k</text:p>
          </table:table-cell>
          <table:table-cell office:value-type="string">
            <text:p>3.40KXBK-ND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R2</text:p>
          </table:table-cell>
          <table:table-cell office:value-type="string">
            <text:p>10.2k</text:p>
          </table:table-cell>
          <table:table-cell office:value-type="string">
            <text:p>10.2KXBK-ND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R3</text:p>
          </table:table-cell>
          <table:table-cell office:value-type="string">
            <text:p>56.2k</text:p>
          </table:table-cell>
          <table:table-cell office:value-type="string">
            <text:p>56.2KXBK-ND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R5</text:p>
          </table:table-cell>
          <table:table-cell office:value-type="string">
            <text:p>1k</text:p>
          </table:table-cell>
          <table:table-cell office:value-type="string">
            <text:p>1.00KXBK-ND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C1, C2, C3, C4, C5</text:p>
          </table:table-cell>
          <table:table-cell office:value-type="string">
            <text:p>0.1uF</text:p>
          </table:table-cell>
          <table:table-cell office:value-type="string">
            <text:p>BC1160CT-ND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C7, C8, C9, C10, C11</text:p>
          </table:table-cell>
          <table:table-cell office:value-type="string">
            <text:p>1uF</text:p>
          </table:table-cell>
          <table:table-cell office:value-type="string">
            <text:p>BC1162CT-ND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C19, C20</text:p>
          </table:table-cell>
          <table:table-cell office:value-type="string">
            <text:p>33pF</text:p>
          </table:table-cell>
          <table:table-cell office:value-type="string">
            <text:p>399-4172-ND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U1</text:p>
          </table:table-cell>
          <table:table-cell office:value-type="string">
            <text:p>CPC1002N</text:p>
          </table:table-cell>
          <table:table-cell office:value-type="string">
            <text:p>CLA230CT-ND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U2</text:p>
          </table:table-cell>
          <table:table-cell office:value-type="string">
            <text:p>ATMega164P</text:p>
          </table:table-cell>
          <table:table-cell office:value-type="string">
            <text:p>ATMEGA164P-20PU-ND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U3</text:p>
          </table:table-cell>
          <table:table-cell office:value-type="string">
            <text:p>ACS-755</text:p>
          </table:table-cell>
          <table:table-cell office:value-type="string">
            <text:p>620-1110-ND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U4</text:p>
          </table:table-cell>
          <table:table-cell office:value-type="string">
            <text:p>MAX232</text:p>
          </table:table-cell>
          <table:table-cell office:value-type="string">
            <text:p>296-6940-5-ND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X1</text:p>
          </table:table-cell>
          <table:table-cell office:value-type="string">
            <text:p>18.432MHz</text:p>
          </table:table-cell>
          <table:table-cell office:value-type="string">
            <text:p>X193-ND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D1, D2, D3, D4, D5</text:p>
          </table:table-cell>
          <table:table-cell office:value-type="string">
            <text:p>MUR410</text:p>
          </table:table-cell>
          <table:table-cell office:value-type="string">
            <text:p>MUR410RLGOSCT-ND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C18</text:p>
          </table:table-cell>
          <table:table-cell office:value-type="string">
            <text:p>10uF</text:p>
          </table:table-cell>
          <table:table-cell office:value-type="string">
            <text:p>445-2903-ND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J1</text:p>
          </table:table-cell>
          <table:table-cell office:value-type="string">
            <text:p>LCD</text:p>
          </table:table-cell>
          <table:table-cell office:value-type="string">
            <text:p>A26529-40-ND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J2</text:p>
          </table:table-cell>
          <table:table-cell office:value-type="string">
            <text:p>CPU</text:p>
          </table:table-cell>
          <table:table-cell office:value-type="string">
            <text:p>A32075-ND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J3</text:p>
          </table:table-cell>
          <table:table-cell office:value-type="string">
            <text:p>MTN Hdr</text:p>
          </table:table-cell>
          <table:table-cell office:value-type="string">
            <text:p>WM6536-ND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J6</text:p>
          </table:table-cell>
          <table:table-cell office:value-type="string">
            <text:p>ISP Hdr.</text:p>
          </table:table-cell>
          <table:table-cell office:value-type="string">
            <text:p>A26529-40-ND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J7</text:p>
          </table:table-cell>
          <table:table-cell office:value-type="string">
            <text:p>Keypad</text:p>
          </table:table-cell>
          <table:table-cell office:value-type="string">
            <text:p>WM6536-ND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R6</text:p>
          </table:table-cell>
          <table:table-cell office:value-type="string">
            <text:p>10k</text:p>
          </table:table-cell>
          <table:table-cell office:value-type="string">
            <text:p>EGG14BK-ND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J8</text:p>
          </table:table-cell>
          <table:table-cell office:value-type="string">
            <text:p>Screw Terminals</text:p>
          </table:table-cell>
          <table:table-cell office:value-type="string">
            <text:p>277-1793-ND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Q1, Q2, Q3, Q4</text:p>
          </table:table-cell>
          <table:table-cell office:value-type="string">
            <text:p>RFD14N05</text:p>
          </table:table-cell>
          <table:table-cell office:value-type="string">
            <text:p>RFD14N05L-ND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J9</text:p>
          </table:table-cell>
          <table:table-cell office:value-type="string">
            <text:p>Power Screw Term</text:p>
          </table:table-cell>
          <table:table-cell office:value-type="string">
            <text:p>277-1779-ND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J5</text:p>
          </table:table-cell>
          <table:table-cell office:value-type="string">
            <text:p>PC104 Power</text:p>
          </table:table-cell>
          <table:table-cell office:value-type="string">
            <text:p>Samtec ESQ-104-14-G-D(samtec.com)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J4</text:p>
          </table:table-cell>
          <table:table-cell office:value-type="string">
            <text:p>Big Power Terms</text:p>
          </table:table-cell>
          <table:table-cell office:value-type="string">
            <text:p>WM5964-ND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Rly1</text:p>
          </table:table-cell>
          <table:table-cell office:value-type="string">
            <text:p>CB1aH-P-12V</text:p>
          </table:table-cell>
          <table:table-cell office:value-type="string">
            <text:p>255-2177-ND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C12, C13, C14, C15, C16, C17</text:p>
          </table:table-cell>
          <table:table-cell office:value-type="string">
            <text:p>5F-UPS</text:p>
          </table:table-cell>
          <table:table-cell office:value-type="string">
            <text:p>589-1001-ND Alt: 493-3295-ND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J10</text:p>
          </table:table-cell>
          <table:table-cell office:value-type="string">
            <text:p>Opt Analog Hdr.</text:p>
          </table:table-cell>
          <table:table-cell office:value-type="string">
            <text:p>WM6536-ND</text:p>
          </table:table-cell>
        </table:table-row>
        <table:table-row table:style-name="ro3" table:number-rows-repeated="65505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8">00/00/0000</text:date>, <text:time style:data-style-name="N2" text:time-value="0000-00-00T15:44: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MacOSX_x86 LibreOffice_project/5b93205-6e6b3fc-7830f6d-c08ad66-1d9bf4</meta:generator>
    <meta:creation-date>2009-05-22T00:38:09</meta:creation-date>
    <dc:date>2013-05-18T17:52:38</dc:date>
    <dc:language>en-US</dc:language>
    <meta:editing-cycles>10</meta:editing-cycles>
    <meta:editing-duration>P4DT22H13M46S</meta:editing-duration>
    <meta:print-date>2009-06-18T21:38:45</meta:print-date>
    <meta:document-statistic meta:table-count="3" meta:cell-count="120" meta:object-count="0"/>
    <meta:user-defined meta:name="Info 1"/>
    <meta:user-defined meta:name="Info 2"/>
    <meta:user-defined meta:name="Info 3"/>
    <meta:user-defined meta:name="Info 4"/>
  </office:meta>
</office:document-meta>
</file>